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200%"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200%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ndon Grant</text:p>
      <text:p text:style-name="P1">AMTH 590</text:p>
      <text:p text:style-name="P1">Final Project</text:p>
      <text:p text:style-name="P1"/>
      <text:p text:style-name="P2">Weather Forecast</text:p>
      <text:p text:style-name="P3"/>
      <text:p text:style-name="P4">Purpose</text:p>
      <text:p text:style-name="P4"><text:tab/><text:span text:style-name="T1">The purpose of my project was to create a program in Java that would allow a user to easily search for weather information from weather.com and to provide the capability to choose between a text or graphical representation of the weather information.</text:span></text:p>
      <text:p text:style-name="P4">Data Used</text:p>
      <text:p text:style-name="P4"><text:tab/><text:span text:style-name="T1">The program uses data downloaded from the Internet. <text:s/>All of the weather information, such as current weather conditions and ten-day weather forecast, is downloaded from weather.com. <text:s/>All of the geography information, such as city latitude and longitude coordinates and zip codes, is downloaded from zipinfo.com.</text:span></text:p>
      <text:p text:style-name="P4">Features</text:p>
      <text:p text:style-name="P5"><text:tab/>One of the main features of the program is interactive maps. <text:s/>The program contains a map of the United States and maps of all of the individual states. <text:s/>Each state map contains cities, and when the user choses a specific city by clicking on it, weather information for that city is downloaded from weather.com and displayed in the program. <text:s/>To add a city not yet displayed, the user can provide the city name or zip code to the program, which then searches zipinfo.com for the latitude/longitude coordinate of the city and adds it the map. <text:s/>The map of the United States is a color-coded map. <text:s/>Each state is represented by a different color, and a state is chosen based on the color of the pixel at the mouse pointer position when the user clicks on the map. <text:s/>This is accomplished using Java's BufferedImage feature, which assigns unique codes to each color in an image.</text:p>
      <text:p text:style-name="P5"><text:tab/>Another feature is the automatic retrieval of weather information. <text:s/>For instance, the program provides the capability of automatically loading weather information for a specific city when the program is executed. <text:s/>The user can apply this feature in the program settings and provide the information for the city for which the program will load the weather conditions on start-up. <text:s/>The program also provides the ability to automatically refresh weather information at a certain interval chosen by the user. <text:s/>However, the user can also refresh the weather information manually at any time by clicking the refresh button.</text:p>
      <text:p text:style-name="P5"><text:tab/>The program also has a feature that allows the user to choose between two types of weather information to display: <text:s/>current weather and ten-day forecast. <text:s/>The current weather is the default weather type, but this can be changed in the program settings. <text:s/>The current weather for a city displays the current weather conditions, temperature, UV index, wind direction and speed, humidity, dew point, and visibility. <text:s/>The ten-day forecast displays a city's weather information for the next ten days, which includes the weather conditions, high/low temperatures, and precipitation percentage.</text:p>
      <text:p text:style-name="P5"><text:tab/>Another feature is the capability to choose between a text or graphical view of the weather information. <text:s/>The default view, which can be edited in the program settings, is the text view. <text:s/>The text view displays the weather information in writing, as can be viewed on weather.com. <text:s/>On the other hand, the graphical view displays the weather as an animation. <text:s/>This is accomplished using the weather icons provided by weather.com. <text:s/>The program uses a switch statement to set the weather conditions based on the description of the current weather icon. <text:s/>After the weather conditions are set in the program, the appropriate images are displayed on the screen.</text:p>
      <text:p text:style-name="P4">Challenges</text:p>
      <text:p text:style-name="P5"><text:tab/>I faced several challenges while working on the project. <text:s/>One of these challenges was how to display the cities on the state maps in the correct positions. <text:s/>I accomplished this by using latitude and longitude coordinates. <text:s/>I created a text file for each state containing the latitude and longitude boundaries for the state, which the program uses as boundaries for the maps displayed on the screen. <text:s/>I also created another text file for each state containing the latitude, longitude, name and zip code of every city in the state. <text:s/>The program converts the latitude/longitude coordinate of each city into a screen coordinate, displaying the city in its correct position on the map. <text:s/>Another challenge I faced was how to account for possible changes in the designs of the websites used by the program. <text:s/>I accomplished this using trial and error until I was able to get the program working on the earliest to the most recent archived pages I could find from each website.</text:p>
      <text:p text:style-name="P4">Applications</text:p>
      <text:p text:style-name="P5"><text:tab/>I created the program mainly for personal use, as a convenient way to search for and view weather inform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8-04-26T14:46:07</meta:creation-date>
    <dc:date>2008-04-27T14:47:28</dc:date>
    <dc:language>en-US</dc:language>
    <meta:editing-cycles>13</meta:editing-cycles>
    <meta:editing-duration>PT1H14M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17" meta:word-count="736" meta:character-count="4469"/>
  </office:meta>
</office:document-meta>
</file>